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="solid" draw:fill-color="#dddddd" draw:textarea-horizontal-align="justify" draw:textarea-vertical-align="middle" draw:auto-grow-height="false" draw:shadow="hidden"/>
    </style:style>
    <style:style style:name="gr2" style:family="graphic" style:parent-style-name="standard">
      <style:graphic-properties svg:stroke-color="#999999" draw:fill="solid" draw:fill-color="#dddddd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999999" draw:fill="solid" draw:fill-color="#ebebeb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fo:min-height="0.28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0.574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0.15cm"/>
    </style:style>
    <style:style style:name="gr11" style:family="graphic" style:parent-style-name="standard">
      <style:graphic-properties draw:stroke="none" svg:stroke-color="#000000" draw:fill="none" draw:fill-color="#ffffff" fo:min-height="0.69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808080" draw:fill="solid" draw:fill-color="#dddddd" draw:textarea-horizontal-align="justify" draw:textarea-vertical-align="middle" draw:auto-grow-height="false"/>
    </style:style>
    <style:style style:name="gr1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Ubuntu Condensed" fo:font-size="28pt" style:font-size-asian="28pt" style:font-size-complex="28pt"/>
    </style:style>
    <style:style style:name="P3" style:family="paragraph">
      <style:text-properties fo:color="#666666" style:font-name="Ubuntu Condensed" fo:font-size="18pt" style:font-size-asian="18pt" style:font-size-complex="18pt"/>
    </style:style>
    <style:style style:name="P4" style:family="paragraph">
      <style:text-properties fo:color="#333333" style:font-name="Ubuntu" fo:font-size="24pt" fo:font-weight="bold" style:font-size-asian="24pt" style:font-weight-asian="bold" style:font-size-complex="24pt" style:font-weight-complex="bold"/>
    </style:style>
    <style:style style:name="P5" style:family="paragraph">
      <style:text-properties fo:color="#333333" style:font-name="Ubuntu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color="#333333" style:font-name="Ubuntu" fo:font-size="20pt" fo:font-weight="bold" style:font-size-asian="20pt" style:font-weight-asian="bold" style:font-size-complex="20pt" style:font-weight-complex="bold"/>
    </style:style>
    <style:style style:name="P7" style:family="paragraph">
      <style:text-properties fo:color="#1c1c1c" style:font-name="Ubuntu Condensed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>
      <style:paragraph-properties fo:text-align="center"/>
      <style:text-properties fo:color="#1c1c1c"/>
    </style:style>
    <style:style style:name="P9" style:family="paragraph">
      <style:paragraph-properties fo:text-align="center"/>
      <style:text-properties fo:color="#1c1c1c" style:font-name="Ubuntu Condensed" fo:font-size="16pt" style:font-size-asian="16pt" style:font-size-complex="16pt"/>
    </style:style>
    <style:style style:name="T1" style:family="text">
      <style:text-properties style:font-name="Ubuntu Condensed" fo:font-size="28pt" style:font-size-asian="28pt" style:font-size-complex="28pt"/>
    </style:style>
    <style:style style:name="T2" style:family="text">
      <style:text-properties fo:color="#666666" style:font-name="Ubuntu Condensed" fo:font-size="28pt" style:font-size-asian="28pt" style:font-size-complex="28pt"/>
    </style:style>
    <style:style style:name="T3" style:family="text">
      <style:text-properties fo:color="#000000" style:font-name="Ubuntu Condensed" fo:font-size="28pt" style:font-size-asian="28pt" style:font-size-complex="28pt"/>
    </style:style>
    <style:style style:name="T4" style:family="text">
      <style:text-properties fo:color="#666666" style:font-name="Ubuntu Condensed" fo:font-size="18pt" style:font-size-asian="18pt" style:font-size-complex="18pt"/>
    </style:style>
    <style:style style:name="T5" style:family="text">
      <style:text-properties fo:color="#333333" style:font-name="Ubuntu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33" style:font-name="Ubuntu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333333" style:font-name="Ubuntu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1c1c1c" style:font-name="Ubuntu Condensed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1c1c1c" style:font-name="Ubuntu Condensed" fo:font-size="20pt" style:font-size-asian="20pt" style:font-size-complex="20pt"/>
    </style:style>
    <style:style style:name="T10" style:family="text">
      <style:text-properties fo:color="#1c1c1c" style:font-name="Ubuntu Condensed" fo:font-size="16pt" style:font-size-asian="16pt" style:font-size-complex="16pt"/>
    </style:style>
    <style:style style:name="T11" style:family="text">
      <style:text-properties fo:color="#1c1c1c" style:font-name="Ubuntu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694cm" svg:height="6.851cm" svg:x="5.254cm" svg:y="4.389cm" svg:viewBox="0 0 2695 6852" svg:d="m0 6852c50-2284 99-4568 149-6852 836 577 1673 1154 2509 1731-24 1142-49 2284-74 3426-861 565-1723 1130-2584 1695zm0 0zm2695-6833z">
          <text:p/>
        </draw:path>
        <draw:path draw:style-name="gr2" draw:text-style-name="P1" draw:layer="layout" svg:width="2.922cm" svg:height="3.468cm" svg:x="7.686cm" svg:y="6.054cm" svg:viewBox="0 0 2923 3469" svg:d="m0 3469c25-1156 50-2313 75-3469 943 296 1886 592 2829 888-12 579-25 1157-37 1735-956 282-1911 564-2867 846zm0 0zm2923-3448z">
          <text:p/>
        </draw:path>
        <draw:path draw:style-name="gr2" draw:text-style-name="P1" draw:layer="layout" svg:width="0.936cm" svg:height="1.733cm" svg:x="10.7cm" svg:y="6.943cm" svg:viewBox="0 0 937 1734" svg:d="m0 1734c13-578 25-1156 38-1734 296 147 593 294 889 441-6 289-12 579-19 868-302 142-605 284-908 425zm0 0zm937-1727z">
          <text:p/>
        </draw:path>
        <draw:path draw:style-name="gr2" draw:text-style-name="P1" xml:id="id6" draw:id="id6" draw:layer="layout" svg:width="1.047cm" svg:height="6.851cm" svg:x="4.805cm" svg:y="4.389cm" svg:viewBox="0 0 1048 6852" svg:d="m74 3423c42-1943 270-3425 524-3423s416 1487 374 3429-269 3425-523 3423-417-1487-375-3429zm-74 3426zm1048-6846z">
          <text:p/>
        </draw:path>
        <draw:path draw:style-name="gr2" draw:text-style-name="P1" draw:layer="layout" svg:width="1.275cm" svg:height="3.554cm" svg:x="7.087cm" svg:y="6.055cm" svg:viewBox="0 0 1276 3555" svg:d="m39 1773c21-1007 298-1775 637-1773s582 775 560 1782-298 1775-637 1773-582-774-560-1782zm-39 1778zm1276-3548z">
          <text:p/>
        </draw:path>
        <draw:path draw:style-name="gr2" draw:text-style-name="P1" draw:layer="layout" svg:width="0.675cm" svg:height="3.468cm" svg:x="7.387cm" svg:y="6.055cm" svg:viewBox="0 0 676 3469" svg:d="m38 1732c21-983 167-1733 337-1732s284 753 263 1737-168 1733-338 1732-284-754-262-1737zm-38 1735zm676-3465z">
          <text:p/>
        </draw:path>
        <draw:path draw:style-name="gr2" draw:text-style-name="P1" draw:layer="layout" svg:width="0.638cm" svg:height="1.733cm" svg:x="10.251cm" svg:y="6.944cm" svg:viewBox="0 0 639 1734" svg:d="m19 865c10-492 149-866 319-865s291 377 281 869-149 866-319 865-292-378-281-869zm-19 867zm639-1731z">
          <text:p/>
        </draw:path>
        <draw:path draw:style-name="gr2" draw:text-style-name="P1" draw:layer="layout" svg:width="0.338cm" svg:height="1.733cm" svg:x="10.551cm" svg:y="6.945cm" svg:viewBox="0 0 339 1734" svg:d="m19 866c10-492 84-867 169-866s141 377 131 868-84 867-169 866-142-377-131-868zm-19 866zm339-1732z">
          <text:p/>
        </draw:path>
        <draw:path draw:style-name="gr2" draw:text-style-name="P1" draw:layer="layout" svg:width="0.318cm" svg:height="0.867cm" svg:x="11.461cm" svg:y="7.384cm" svg:viewBox="0 0 319 868" svg:d="m9 433c6-246 74-434 159-433s146 189 140 435-74 434-159 433-145-189-140-435zm-9 434zm319-866z">
          <text:p/>
        </draw:path>
        <draw:path draw:style-name="gr2" draw:text-style-name="P1" draw:layer="layout" svg:width="2.657cm" svg:height="6.869cm" svg:x="24.16cm" svg:y="4.526cm" svg:viewBox="0 0 2658 6870" svg:d="m2510 6870c49-2284 99-4568 148-6852-861 565-1722 1130-2584 1695-24 1142-49 2284-74 3426 837 577 1673 1154 2510 1731zm0 0zm-2398-6870z">
          <text:p/>
        </draw:path>
        <draw:path draw:style-name="gr2" draw:text-style-name="P1" draw:layer="layout" svg:width="2.901cm" svg:height="3.49cm" svg:x="21.184cm" svg:y="6.152cm" svg:viewBox="0 0 2902 3491" svg:d="m2827 3491c25-1157 50-2313 75-3470-955 282-1909 564-2864 846-13 579-25 1157-38 1736 942 296 1885 592 2827 888zm0 0zm-2771-3491z">
          <text:p/>
        </draw:path>
        <draw:path draw:style-name="gr2" draw:text-style-name="P1" draw:layer="layout" svg:width="0.926cm" svg:height="1.742cm" svg:x="20.146cm" svg:y="7.011cm" svg:viewBox="0 0 927 1743" svg:d="m890 1743c12-579 25-1157 37-1736-303 142-605 285-908 427-6 289-13 579-19 868 297 147 593 294 890 441zm0 0zm-862-1743z">
          <text:p/>
        </draw:path>
        <draw:path draw:style-name="gr2" draw:text-style-name="P1" draw:layer="layout" svg:width="0.911cm" svg:height="6.858cm" svg:x="26.287cm" svg:y="4.541cm" svg:viewBox="0 0 912 6859" svg:d="m906 3434c42-1943-120-3428-375-3430s-482 1480-524 3422 120 3427 375 3429 481-1479 524-3421zm-75 3425zm-751-6859z">
          <text:p/>
        </draw:path>
        <draw:path draw:style-name="gr2" draw:text-style-name="P1" draw:layer="layout" svg:width="1.199cm" svg:height="3.564cm" svg:x="23.748cm" svg:y="6.171cm" svg:viewBox="0 0 1200 3565" svg:d="m1198 1788c22-1009-220-1781-559-1783s-616 766-638 1774 222 1780 561 1782 614-765 636-1773zm-38 1777zm-1121-3565z">
          <text:p/>
        </draw:path>
        <draw:path draw:style-name="gr2" draw:text-style-name="P1" draw:layer="layout" svg:width="0.603cm" svg:height="3.473cm" svg:x="23.746cm" svg:y="6.171cm" svg:viewBox="0 0 604 3474" svg:d="m602 1739c21-983-92-1735-262-1736s-316 749-337 1732 92 1735 262 1737 315-749 337-1733zm-38 1735zm-525-3474z">
          <text:p/>
        </draw:path>
        <draw:path draw:style-name="gr2" draw:text-style-name="P1" draw:layer="layout" svg:width="0.598cm" svg:height="1.739cm" svg:x="20.904cm" svg:y="7.017cm" svg:viewBox="0 0 599 1740" svg:d="m599 873c10-492-112-868-281-869s-307 372-317 864 111 868 280 869 307-372 318-864zm-19 867zm-562-1740z">
          <text:p/>
        </draw:path>
        <draw:path draw:style-name="gr2" draw:text-style-name="P1" draw:layer="layout" svg:width="0.301cm" svg:height="1.737cm" svg:x="20.904cm" svg:y="7.017cm" svg:viewBox="0 0 302 1738" svg:d="m300 870c11-491-45-868-130-868s-158 374-169 866 46 868 131 869 158-375 168-867zm-19 868zm-262-1738z">
          <text:p/>
        </draw:path>
        <draw:path draw:style-name="gr2" draw:text-style-name="P1" draw:layer="layout" svg:width="0.3cm" svg:height="0.869cm" svg:x="20.005cm" svg:y="7.444cm" svg:viewBox="0 0 301 870" svg:d="m300 437c6-245-55-434-140-434s-154 186-160 431 56 434 141 435 154-186 159-432zm-9 433zm-282-870z">
          <text:p/>
        </draw:path>
        <draw:g>
          <draw:path draw:style-name="gr2" draw:text-style-name="P1" draw:layer="layout" svg:width="8.555cm" svg:height="0.923cm" svg:x="11.61cm" svg:y="7.386cm" svg:viewBox="0 0 8556 924" svg:d="m9 433c-5 236 105 434 243 435 2677 19 5355 37 8032 56 138 1 258-195 263-432s-106-435-244-436c-2677-19-5355-37-8032-56-138-1-256 196-262 433zm-9 433zm8556-808z">
            <text:p/>
          </draw:path>
          <draw:path draw:style-name="gr3" draw:text-style-name="P1" draw:layer="layout" svg:width="8.555cm" svg:height="0.867cm" svg:x="11.61cm" svg:y="7.386cm" svg:viewBox="0 0 8556 868" svg:d="m9 433c-5 236 105 434 243 435 137 1 256-195 261-432s-105-435-242-436c-138-1-256 196-262 433zm-9 433zm8556-808z">
            <text:p/>
          </draw:path>
        </draw:g>
        <draw:path draw:style-name="gr2" draw:text-style-name="P1" draw:layer="layout" svg:width="10.056cm" svg:height="14.536cm" draw:transform="skewX (0.552745774106604) rotate (-0.589746754248885) translate (18.3533167646279cm 6.02124001822492cm)" svg:viewBox="0 0 10057 14537" svg:d="m9802 0c-1764 5022-4824 9253-8139 12050 394 450 879 835 1380 1036-981 169-2057-275-2968-996-161-1187-38-2147 134-2740 180 433 388 972 685 1549 3763-1234 7316-4328 9163-8385-3-890-71-1780-255-2514zm-7401 14537zm7401-8921z">
          <text:p/>
        </draw:path>
        <draw:frame draw:style-name="gr4" draw:text-style-name="P2" draw:layer="layout" svg:width="5.9cm" svg:height="1.365cm" svg:x="4.805cm" svg:y="0.4cm">
          <draw:text-box>
            <text:p text:style-name="P2"><text:span text:style-name="T1">Get </text:span><text:span text:style-name="T2">Customers</text:span></text:p>
          </draw:text-box>
        </draw:frame>
        <draw:frame draw:style-name="gr5" draw:text-style-name="P2" xml:id="id2" draw:id="id2" draw:layer="layout" svg:width="6.3cm" svg:height="1.365cm" svg:x="12.9cm" svg:y="7.235cm">
          <draw:text-box>
            <text:p text:style-name="P2"><text:span text:style-name="T1">Keep </text:span><text:span text:style-name="T2">Customers</text:span></text:p>
          </draw:text-box>
        </draw:frame>
        <draw:path draw:style-name="gr2" draw:text-style-name="P1" draw:layer="layout" svg:width="4.727cm" svg:height="3.203cm" svg:x="5.674cm" svg:y="3.042cm" svg:viewBox="0 0 4728 3204" svg:d="m3983 3023c211-947-670-2241-1991-2162-7 102-14 206-20 313-420-154-964-127-1508 190 318-559 845-1166 1712-1364-32 88-58 180-83 275 1960-40 2999 1913 2518 2929-209-84-420-145-628-181zm-312-38zm-3671-1733z">
          <text:p/>
        </draw:path>
        <draw:frame draw:style-name="gr4" draw:text-style-name="P2" draw:layer="layout" svg:width="6.5cm" svg:height="1.365cm" svg:x="20.7cm" svg:y="0.4cm">
          <draw:text-box>
            <text:p text:style-name="P2"><text:span text:style-name="T3">Grow</text:span><text:span text:style-name="T1"> </text:span><text:span text:style-name="T2">Customers</text:span></text:p>
          </draw:text-box>
        </draw:frame>
        <draw:frame draw:style-name="gr6" draw:text-style-name="P3" draw:layer="layout" svg:width="3.1cm" svg:height="1cm" svg:x="14.2cm" svg:y="13.9cm">
          <draw:text-box>
            <text:p text:style-name="P3"><text:span text:style-name="T4">Viral Loop</text:span></text:p>
          </draw:text-box>
        </draw:frame>
        <draw:frame draw:style-name="gr6" draw:text-style-name="P3" draw:layer="layout" svg:width="3.1cm" svg:height="1cm" svg:x="6.7cm" svg:y="4.6cm">
          <draw:text-box>
            <text:p text:style-name="P3"><text:span text:style-name="T4">Viral Loop</text:span></text:p>
          </draw:text-box>
        </draw:frame>
        <draw:frame draw:style-name="gr7" draw:text-style-name="P4" draw:layer="layout" svg:width="3.823cm" svg:height="1.204cm" draw:transform="rotate (1.54374372338898) translate (5.899cm 9.692cm)">
          <draw:text-box>
            <text:p text:style-name="P4"><text:span text:style-name="T5">Acquire</text:span></text:p>
          </draw:text-box>
        </draw:frame>
        <draw:frame draw:style-name="gr8" draw:text-style-name="P5" draw:layer="layout" svg:width="3.094cm" svg:height="0.967cm" draw:transform="rotate (1.56119701590893) translate (8.5cm 9.294cm)">
          <draw:text-box>
            <text:p text:style-name="P5"><text:span text:style-name="T6">Activate</text:span></text:p>
          </draw:text-box>
        </draw:frame>
        <draw:frame draw:style-name="gr9" draw:text-style-name="P4" draw:layer="layout" svg:width="4.235cm" svg:height="1.204cm" draw:transform="rotate (-1.61093889959077) translate (26.3cm 5.868cm)">
          <draw:text-box>
            <text:p text:style-name="P4"><text:span text:style-name="T5">Referrals</text:span></text:p>
          </draw:text-box>
        </draw:frame>
        <draw:frame draw:style-name="gr10" draw:text-style-name="P6" draw:layer="layout" svg:width="3cm" svg:height="1.047cm" draw:transform="rotate (-1.60343398380719) translate (23.544cm 6.534cm)">
          <draw:text-box>
            <text:p text:style-name="P6"><text:span text:style-name="T7">Selling</text:span></text:p>
          </draw:text-box>
        </draw:frame>
        <draw:frame draw:style-name="gr11" draw:text-style-name="P7" xml:id="id1" draw:id="id1" draw:layer="layout" svg:width="5.3cm" svg:height="1.047cm" svg:x="16.1cm" svg:y="4.4cm">
          <draw:text-box>
            <text:p text:style-name="P7"><text:span text:style-name="T8">Product Updates</text:span></text:p>
          </draw:text-box>
        </draw:frame>
        <draw:connector draw:style-name="gr12" draw:text-style-name="P1" draw:layer="layout" draw:type="curve" svg:x1="18.75cm" svg:y1="5.447cm" svg:x2="16.05cm" svg:y2="7.235cm" draw:start-shape="id1" draw:start-glue-point="2" draw:end-shape="id2" svg:d="m18750 5447c0 1341-2700 447-2700 1788" svg:viewBox="0 0 2701 1789">
          <text:p/>
        </draw:connector>
        <draw:frame draw:style-name="gr7" draw:text-style-name="P7" xml:id="id3" draw:id="id3" draw:layer="layout" svg:width="4.5cm" svg:height="1.047cm" svg:x="11.2cm" svg:y="4.4cm">
          <draw:text-box>
            <text:p text:style-name="P7"><text:span text:style-name="T8">Blogs, Emails</text:span></text:p>
          </draw:text-box>
        </draw:frame>
        <draw:frame draw:style-name="gr7" draw:text-style-name="P7" xml:id="id4" draw:id="id4" draw:layer="layout" svg:width="7cm" svg:height="1.047cm" svg:x="12.6cm" svg:y="9.953cm">
          <draw:text-box>
            <text:p text:style-name="P7"><text:span text:style-name="T8">Outreach Programmes</text:span></text:p>
          </draw:text-box>
        </draw:frame>
        <draw:connector draw:style-name="gr12" draw:text-style-name="P1" draw:layer="layout" draw:type="curve" svg:x1="13.45cm" svg:y1="5.447cm" svg:x2="16.05cm" svg:y2="7.235cm" draw:start-shape="id3" draw:start-glue-point="2" draw:end-shape="id2" draw:end-glue-point="0" svg:d="m13450 5447c0 1341 2600 447 2600 1788" svg:viewBox="0 0 2601 1789">
          <text:p/>
        </draw:connector>
        <draw:connector draw:style-name="gr12" draw:text-style-name="P1" draw:layer="layout" draw:type="curve" svg:x1="16.1cm" svg:y1="9.953cm" svg:x2="16.05cm" svg:y2="8.6cm" draw:start-shape="id4" draw:start-glue-point="0" draw:end-shape="id2" draw:end-glue-point="2" svg:d="m16100 9953c0-1014-50-338-50-1353" svg:viewBox="0 0 51 1354">
          <text:p/>
        </draw:connector>
        <draw:custom-shape draw:style-name="gr13" draw:text-style-name="P9" xml:id="id5" draw:id="id5" draw:layer="layout" svg:width="10.2cm" svg:height="1.8cm" svg:x="4cm" svg:y="14.9cm">
          <text:p text:style-name="P8"><text:span text:style-name="T9">Social Media</text:span><text:span text:style-name="T10"> (Facebook, Twitter, Googl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" draw:layer="layout" draw:type="curve" draw:line-skew="-0.947cm" svg:x1="4cm" svg:y1="15.8cm" svg:x2="4.805cm" svg:y2="7.815cm" draw:start-shape="id5" draw:start-glue-point="5" draw:end-shape="id6" draw:end-glue-point="3" svg:d="m4000 15800c-2172 0-2574-7985 805-7985" svg:viewBox="0 0 2488 7986">
          <text:p/>
        </draw:connector>
        <draw:custom-shape draw:style-name="gr13" draw:text-style-name="P9" xml:id="id7" draw:id="id7" draw:layer="layout" svg:width="10.2cm" svg:height="1.8cm" svg:x="4cm" svg:y="17cm">
          <text:p text:style-name="P8"><text:span text:style-name="T11">Word of Mouth &amp; Promotion Video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" draw:layer="layout" draw:type="curve" draw:line-skew="-1.447cm" svg:x1="4cm" svg:y1="17.9cm" svg:x2="4.805cm" svg:y2="7.815cm" draw:start-shape="id7" draw:start-glue-point="5" draw:end-shape="id6" draw:end-glue-point="3" svg:d="m4000 17900c-2922 0-3324-10085 805-10085" svg:viewBox="0 0 3050 100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0:13:13.600597137</meta:creation-date>
    <dc:date>2014-03-07T01:47:49.853009169</dc:date>
    <meta:editing-duration>PT1H3M31S</meta:editing-duration>
    <meta:editing-cycles>6</meta:editing-cycles>
    <meta:generator>LibreOffice/4.1.3.2$Linux_X86_64 LibreOffice_project/410m0$Build-2</meta:generator>
    <meta:document-statistic meta:object-count="42"/>
  </office:meta>
</office:document-meta>
</file>